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language="de" fo:country="DE" officeooo:rsid="00181760" officeooo:paragraph-rsid="00181760"/>
    </style:style>
    <style:style style:name="P2" style:family="paragraph" style:parent-style-name="Header">
      <style:text-properties fo:language="de" fo:country="DE"/>
    </style:style>
    <style:style style:name="P3" style:family="paragraph" style:parent-style-name="Footer">
      <style:paragraph-properties fo:text-align="center" style:justify-single-word="false"/>
      <style:text-properties fo:language="de" fo:country="DE"/>
    </style:style>
    <style:style style:name="P4" style:family="paragraph" style:parent-style-name="Heading_20_2" style:list-style-name=""/>
    <style:style style:name="P5" style:family="paragraph" style:parent-style-name="Heading_20_2">
      <style:paragraph-properties fo:break-before="page"/>
    </style:style>
    <style:style style:name="P6" style:family="paragraph" style:parent-style-name="Table_20_Contents">
      <style:text-properties fo:language="de" fo:country="DE" officeooo:rsid="00181760" officeooo:paragraph-rsid="00181760"/>
    </style:style>
    <style:style style:name="P7" style:family="paragraph" style:parent-style-name="Table_20_Contents">
      <style:paragraph-properties fo:text-align="center" style:justify-single-word="false"/>
      <style:text-properties fo:language="de" fo:country="DE" officeooo:rsid="0019f578" officeooo:paragraph-rsid="0019f578"/>
    </style:style>
    <style:style style:name="T1" style:family="text">
      <style:text-properties officeooo:rsid="001817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e Wordpress Rolle</text:h>
      <text:p text:style-name="First_20_paragraph">Erstellt mit</text:p>
      <text:p text:style-name="Preformatted_20_Text">ansible-galaxy init</text:p>
      <text:h text:style-name="Heading_20_2" text:outline-level="2">Verzeichnisstruktur</text:h>
      <text:p text:style-name="Preformatted_20_Text">projects/roles/wordpress/</text:p>
      <text:p text:style-name="Preformatted_20_Text">￼</text:p>
      <text:p text:style-name="Preformatted_20_Text">├── defaults</text:p>
      <text:p text:style-name="Preformatted_20_Text">│ <text:s text:c="2"/>└── main.yml</text:p>
      <text:p text:style-name="Preformatted_20_Text">├── handlers</text:p>
      <text:p text:style-name="Preformatted_20_Text">│ <text:s text:c="2"/>└── main.yml</text:p>
      <text:p text:style-name="Preformatted_20_Text">├── meta</text:p>
      <text:p text:style-name="Preformatted_20_Text">│ <text:s text:c="2"/>└── main.yml</text:p>
      <text:p text:style-name="Preformatted_20_Text">├── README.md</text:p>
      <text:p text:style-name="Preformatted_20_Text">├── tasks</text:p>
      <text:p text:style-name="Preformatted_20_Text">│ <text:s text:c="2"/>├── configure.yml</text:p>
      <text:p text:style-name="Preformatted_20_Text">│ <text:s text:c="2"/>├── install.yml</text:p>
      <text:p text:style-name="Preformatted_20_Text">│ <text:s text:c="2"/>└── main.yml</text:p>
      <text:p text:style-name="Preformatted_20_Text">├── templates</text:p>
      <text:p text:style-name="Preformatted_20_Text">│ <text:s text:c="2"/>└── wp-config.php.j2</text:p>
      <text:p text:style-name="Preformatted_20_Text">└── vars</text:p>
      <text:p text:style-name="Preformatted_20_Text"><text:s text:c="4"/>└── main.yml</text:p>
      <text:p text:style-name="Preformatted_20_Text"/>
      <text:p text:style-name="Preformatted_20_Text">6 directories, 9 files</text:p>
      <text:h text:style-name="Heading_20_2" text:outline-level="2">defaults/</text:h>
      <text:p text:style-name="Preformatted_20_Text">---</text:p>
      <text:p text:style-name="Preformatted_20_Text"># defaults file for wordpress</text:p>
      <text:p text:style-name="Preformatted_20_Text">wp_srcdir: /usr/local/src</text:p>
      <text:p text:style-name="Preformatted_20_Text">wp_docroot: /var/www</text:p>
      <text:p text:style-name="Preformatted_20_Text">wp_sitedir: fifanews</text:p>
      <text:p text:style-name="Preformatted_20_Text">wp_user: nginx</text:p>
      <text:p text:style-name="Preformatted_20_Text">wp_group: nginx</text:p>
      <text:p text:style-name="Preformatted_20_Text">wp_dbname: fifanews</text:p>
      <text:p text:style-name="Preformatted_20_Text">wp_dbuser: fifa</text:p>
      <text:p text:style-name="Preformatted_20_Text">wp_dbpass: supersecure1234</text:p>
      <text:p text:style-name="Preformatted_20_Text">wp_dbhost: 192.168.61.11</text:p>
      <text:h text:style-name="P4" text:outline-level="2"/>
      <text:h text:style-name="P5" text:outline-level="2">tasks</text:h>
      <text:p text:style-name="Preformatted_20_Text">---</text:p>
      <text:p text:style-name="Preformatted_20_Text"># tasks file for wordpress</text:p>
      <text:p text:style-name="Preformatted_20_Text"># filename: roles/wordpress/tasks/main.yml</text:p>
      <text:p text:style-name="Preformatted_20_Text">- include: install.yml</text:p>
      <text:p text:style-name="Preformatted_20_Text">- include: configure.yml</text:p>
      <text:p text:style-name="Preformatted_20_Text">---</text:p>
      <text:p text:style-name="Preformatted_20_Text"><text:s text:c="2"/># filename: roles/wordpress/tasks/install.yml</text:p>
      <text:p text:style-name="Preformatted_20_Text"><text:s text:c="2"/>- name: download wordpress</text:p>
      <text:p text:style-name="Preformatted_20_Text"><text:s text:c="4"/># Zur Demo von command und register.</text:p>
      <text:p text:style-name="Preformatted_20_Text"><text:s text:c="4"/># Besser das Modul get_url verwenden</text:p>
      <text:p text:style-name="Preformatted_20_Text"><text:s text:c="4"/>command: /usr/bin/wget -c https://wordpress.org/latest.tar.gz</text:p>
      <text:p text:style-name="Preformatted_20_Text"><text:s text:c="4"/>args:</text:p>
      <text:p text:style-name="Preformatted_20_Text"><text:s text:c="6"/>chdir: "{{ wp_srcdir }}"</text:p>
      <text:p text:style-name="Preformatted_20_Text"><text:s text:c="6"/># Hier creates</text:p>
      <text:p text:style-name="Preformatted_20_Text"><text:s text:c="6"/># Der Key removes gibt es auch noch</text:p>
      <text:p text:style-name="Preformatted_20_Text"><text:s text:c="6"/># Falls das Kommado keine Datei erstellen sollte, dann</text:p>
      <text:p text:style-name="Preformatted_20_Text"><text:s text:c="6"/># selber eine Flag-Datei erzeugen lassen.</text:p>
      <text:p text:style-name="Preformatted_20_Text"><text:s text:c="6"/>creates: "{{ wp_srcdir }}/latest.tar.gz"</text:p>
      <text:p text:style-name="Preformatted_20_Text"><text:s text:c="6"/># Der Status von command wird gespeichert</text:p>
      <text:p text:style-name="Preformatted_20_Text"><text:s text:c="6"/># • <text:s text:c="3"/>changed: This shows the status of whether the state was changed</text:p>
      <text:p text:style-name="Preformatted_20_Text"><text:s text:c="6"/># • <text:s text:c="3"/>cmd: Through this, the command sequence is launched</text:p>
      <text:p text:style-name="Preformatted_20_Text"><text:s text:c="6"/># • <text:s text:c="3"/>rc: This refers to the return code</text:p>
      <text:p text:style-name="Preformatted_20_Text"><text:s text:c="6"/># • <text:s text:c="3"/>stdout: This is the output of the command</text:p>
      <text:p text:style-name="Preformatted_20_Text"><text:s text:c="6"/># • <text:s text:c="3"/>stdout_lines: This is the output line by line</text:p>
      <text:p text:style-name="Preformatted_20_Text"><text:s text:c="6"/># • <text:s text:c="3"/>stderr: These state the errors, if any</text:p>
      <text:p text:style-name="Preformatted_20_Text"><text:s text:c="4"/>register: wp_download</text:p>
      <text:p text:style-name="Preformatted_20_Text"/>
      <text:p text:style-name="Preformatted_20_Text"><text:s text:c="2"/>- name: create nginx docroot</text:p>
      <text:p text:style-name="Preformatted_20_Text"><text:s text:c="4"/>file:</text:p>
      <text:p text:style-name="Preformatted_20_Text"><text:s text:c="6"/>path: "{{ wp_docroot }}"</text:p>
      <text:p text:style-name="Preformatted_20_Text"><text:s text:c="6"/>state: directory</text:p>
      <text:p text:style-name="Preformatted_20_Text"><text:s text:c="6"/>owner: "{{ wp_user }}"</text:p>
      <text:p text:style-name="Preformatted_20_Text"><text:s text:c="6"/>group: "{{ wp_group }}"</text:p>
      <text:p text:style-name="Preformatted_20_Text"/>
      <text:p text:style-name="Preformatted_20_Text"><text:s text:c="2"/>- name: extract wordpress</text:p>
      <text:p text:style-name="Preformatted_20_Text"><text:s text:c="4"/># Shell Modul wegen der &amp;&amp; Verknüpfung</text:p>
      <text:p text:style-name="Preformatted_20_Text"><text:s text:c="4"/>shell: "tar xzf latest.tar.gz &amp;&amp; mv wordpress {{ wp_docroot }}/{{ wp_sitedir }}"</text:p>
      <text:p text:style-name="Preformatted_20_Text"><text:s text:c="4"/>args:</text:p>
      <text:p text:style-name="Preformatted_20_Text"><text:s text:c="6"/>chdir: "{{ wp_srcdir }}"</text:p>
      <text:p text:style-name="Preformatted_20_Text"><text:s text:c="6"/>creates: "{{ wp_docroot }}/{{ wp_sitedir }}"</text:p>
      <text:p text:style-name="Preformatted_20_Text"><text:s text:c="6"/># Nur wenn Download erfolgreich war</text:p>
      <text:p text:style-name="Preformatted_20_Text"><text:s text:c="6"/>when: wp_download.rc == 0</text:p>
      <text:p text:style-name="Preformatted_20_Text"><text:soft-page-break/>---</text:p>
      <text:p text:style-name="Preformatted_20_Text"><text:s text:c="2"/># filename: roles/wordpress/tasks/configure.yml</text:p>
      <text:p text:style-name="Preformatted_20_Text"><text:s text:c="2"/>- name: change permissions for wordpress site</text:p>
      <text:p text:style-name="Preformatted_20_Text"><text:s text:c="4"/># Sets permissions for all WordPress files recursively.</text:p>
      <text:p text:style-name="Preformatted_20_Text"><text:s text:c="4"/>file:</text:p>
      <text:p text:style-name="Preformatted_20_Text"><text:s text:c="6"/>path: "{{ wp_docroot }}/{{ wp_sitedir }}"</text:p>
      <text:p text:style-name="Preformatted_20_Text"><text:s text:c="6"/>state: directory</text:p>
      <text:p text:style-name="Preformatted_20_Text"><text:s text:c="6"/>owner: "{{ wp_user }}"</text:p>
      <text:p text:style-name="Preformatted_20_Text"><text:s text:c="6"/>group: "{{ wp_group }}"</text:p>
      <text:p text:style-name="Preformatted_20_Text"><text:s text:c="6"/>recurse: true</text:p>
      <text:p text:style-name="Preformatted_20_Text"/>
      <text:p text:style-name="Preformatted_20_Text"><text:s text:c="2"/>- name: get unique salt for wordpress</text:p>
      <text:p text:style-name="Preformatted_20_Text"><text:s text:c="4"/># runs a command locally and registers the results in the</text:p>
      <text:p text:style-name="Preformatted_20_Text"><text:s text:c="4"/># wp_salt variable. This is to provide WordPress with secret keys for</text:p>
      <text:p text:style-name="Preformatted_20_Text"><text:s text:c="4"/># additional security. This variable will be used inside a template this time.</text:p>
      <text:p text:style-name="Preformatted_20_Text"><text:s text:c="4"/>local_action: command curl https://api.wordpress.org/secret-key/1.1/salt</text:p>
      <text:p text:style-name="Preformatted_20_Text"><text:s text:c="4"/>register: wp_salt</text:p>
      <text:p text:style-name="Preformatted_20_Text"/>
      <text:p text:style-name="Preformatted_20_Text"><text:s text:c="2"/>- name: copy wordpress template</text:p>
      <text:p text:style-name="Preformatted_20_Text"><text:s text:c="4"/># generate a Jinja2 template and copy it over to the target</text:p>
      <text:p text:style-name="Preformatted_20_Text"><text:s text:c="4"/># host as the wp-config.php file.</text:p>
      <text:p text:style-name="Preformatted_20_Text"><text:s text:c="4"/>template:</text:p>
      <text:p text:style-name="Preformatted_20_Text"><text:s text:c="6"/>src: wp-config.php.j2</text:p>
      <text:p text:style-name="Preformatted_20_Text"><text:s text:c="6"/>dest: "{{ wp_docroot }}/{{ wp_sitedir }}/wp-config.php"</text:p>
      <text:p text:style-name="Preformatted_20_Text"><text:s text:c="6"/>mode: 0644</text:p>
      <text:h text:style-name="Heading_20_2" text:outline-level="2">templates</text:h>
      <text:p text:style-name="Preformatted_20_Text">&lt;?php</text:p>
      <text:p text:style-name="Preformatted_20_Text">define('DB_NAME', 'wp_dbname');</text:p>
      <text:p text:style-name="Preformatted_20_Text">define('DB_USER', 'wp_dbuser');</text:p>
      <text:p text:style-name="Preformatted_20_Text">define('DB_PASSWORD', '{{ wp_dbpass }}');</text:p>
      <text:p text:style-name="Preformatted_20_Text">define('DB_HOST', '{{ wp_dbhost }}');</text:p>
      <text:p text:style-name="Preformatted_20_Text">define('DB_CHARSET', 'utf8');</text:p>
      <text:p text:style-name="Preformatted_20_Text">define('DB_COLLATE', '');</text:p>
      <text:p text:style-name="Preformatted_20_Text">{{ wp_salt.stdout }}</text:p>
      <text:p text:style-name="Preformatted_20_Text">$table_prefix <text:s/>= 'wp_';</text:p>
      <text:p text:style-name="Preformatted_20_Text">define('WP_DEBUG', false);</text:p>
      <text:p text:style-name="Preformatted_20_Text">if ( !defined('ABSPATH') )</text:p>
      <text:p text:style-name="Preformatted_20_Text"><text:s text:c="8"/>define('ABSPATH', dirname(__FILE__) . '/');</text:p>
      <text:p text:style-name="Preformatted_20_Text">require_once(ABSPATH . 'wp-settings.php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51cm" table:align="margins"/>
    </style:style>
    <style:style style:name="Tabelle1.A" style:family="table-column">
      <style:table-column-properties style:column-width="3.995cm" style:rel-column-width="15858*"/>
    </style:style>
    <style:style style:name="Tabelle1.B" style:family="table-column">
      <style:table-column-properties style:column-width="8.017cm" style:rel-column-width="31822*"/>
    </style:style>
    <style:style style:name="Tabelle1.C" style:family="table-column">
      <style:table-column-properties style:column-width="4.498cm" style:rel-column-width="1785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fo:language="de" fo:country="DE" officeooo:rsid="00181760" officeooo:paragraph-rsid="00181760"/>
    </style:style>
    <style:style style:name="MP2" style:family="paragraph" style:parent-style-name="Table_20_Contents">
      <style:paragraph-properties fo:text-align="center" style:justify-single-word="false"/>
      <style:text-properties fo:language="de" fo:country="DE" officeooo:rsid="0019f578" officeooo:paragraph-rsid="0019f578"/>
    </style:style>
    <style:style style:name="MP3" style:family="paragraph" style:parent-style-name="Head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/>
    </style:style>
    <style:style style:name="MT1" style:family="text">
      <style:text-properties officeooo:rsid="00181760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Fach:</text:p>
              <text:p text:style-name="MP2">AIS</text:p>
            </table:table-cell>
            <table:table-cell table:style-name="Tabelle1.A1" table:number-rows-spanned="2" office:value-type="string">
              <text:p text:style-name="MP1">Thema:</text:p>
              <text:p text:style-name="MP2">Wordpress Rolle</text:p>
            </table:table-cell>
            <table:table-cell table:style-name="Tabelle1.C1" office:value-type="string">
              <text:p text:style-name="MP1">Datum:</text:p>
            </table:table-cell>
          </table:table-row>
          <table:table-row>
            <table:table-cell table:style-name="Tabelle1.A2" office:value-type="string">
              <text:p text:style-name="MP1">Name:</text:p>
              <text:p text:style-name="MP1"/>
            </table:table-cell>
            <table:covered-table-cell/>
            <table:table-cell table:style-name="Tabelle1.C2" office:value-type="string">
              <text:p text:style-name="MP1">Note:</text:p>
            </table:table-cell>
          </table:table-row>
        </table:table>
        <text:p text:style-name="MP3"/>
      </style:header>
      <style:footer>
        <text:p text:style-name="MP4"><text:page-number text:select-page="current">3</text:page-number> <text:span text:style-name="MT1">von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6-03-14T20:34:51.029942785</dc:date>
    <dc:creator>Michael Schaar</dc:creator>
    <meta:editing-duration>PT12M13S</meta:editing-duration>
    <meta:editing-cycles>1</meta:editing-cycles>
    <meta:document-statistic meta:table-count="1" meta:image-count="0" meta:object-count="0" meta:page-count="3" meta:paragraph-count="120" meta:word-count="455" meta:character-count="3399" meta:non-whitespace-character-count="2753"/>
    <meta:generator>LibreOffice/5.0.5.2$Linux_X86_64 LibreOffice_project/00m0$Build-2</meta:generator>
  </office:meta>
</office:document-meta>
</file>